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1C93738FFEC3F6BE8A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6.903cm" svg:height="17.2cm" svg:x="1.392cm" svg:y="2cm">
          <draw:image xlink:href="Pictures/1000000000000320000001C93738FFEC3F6BE8A3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5-11-16T11:11:34.710000000</dc:date>
    <meta:editing-duration>PT9M17S</meta:editing-duration>
    <meta:editing-cycles>2</meta:editing-cycles>
    <meta:generator>LibreOffice/6.4.1.2$Windows_X86_64 LibreOffice_project/4d224e95b98b138af42a64d84056446d09082932</meta:generator>
    <meta:document-statistic meta:object-count="1"/>
  </office:meta>
</office:document-meta>
</file>